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fill="solid" draw:fill-color="#ffff00" draw:textarea-horizontal-align="justify" draw:textarea-vertical-align="middle" draw:auto-grow-height="false" fo:min-height="1.25cm" fo:min-width="2.2cm" fo:padding-top="0.142cm" fo:padding-bottom="0.142cm" fo:padding-left="0.267cm" fo:padding-right="0.267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3.639cm" fo:min-width="11.5cm"/>
    </style:style>
    <style:style style:name="gr3" style:family="graphic" style:parent-style-name="objectwithoutfill">
      <style:graphic-properties svg:stroke-width="0.159cm" svg:stroke-color="#000000" draw:marker-start-width="0.438cm" draw:marker-end="Arrow" draw:marker-end-width="0.438cm" draw:fill="solid" draw:textarea-vertical-align="middle" fo:padding-top="0.204cm" fo:padding-bottom="0.204cm" fo:padding-left="0.329cm" fo:padding-right="0.329cm"/>
    </style:style>
    <style:style style:name="gr4" style:family="graphic" style:parent-style-name="objectwithoutfill">
      <style:graphic-properties draw:stroke="dash" draw:stroke-dash="Long_20_Dash"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5" style:family="graphic" style:parent-style-name="objectwithoutfill">
      <style:graphic-properties draw:stroke="dash" draw:stroke-dash="Long_20_Dash" svg:stroke-width="0.028cm" svg:stroke-color="#000000" draw:marker-start-width="0.242cm" draw:marker-end="" draw:marker-end-width="0.242cm" draw:fill="solid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fo:min-height="1.669cm"/>
      <style:paragraph-properties style:writing-mode="lr-tb"/>
    </style:style>
    <style:style style:name="P1" style:family="paragraph">
      <loext:graphic-properties draw:fill="solid" draw:fill-color="#ffff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5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2.7cm" svg:height="1.5cm" draw:transform="rotate (-2.70683113691801) translate (20.792cm 8.55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4cm" svg:height="12cm" svg:x="2.095cm" svg:y="5.901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line draw:style-name="gr3" draw:text-style-name="P3" draw:layer="layout" svg:x1="19.5cm" svg:y1="9.199cm" svg:x2="19.501cm" svg:y2="16.002cm">
          <text:p/>
        </draw:line>
        <draw:line draw:style-name="gr3" draw:text-style-name="P3" draw:layer="layout" svg:x1="19.501cm" svg:y1="9.16cm" svg:x2="16.8cm" svg:y2="10.6cm">
          <text:p/>
        </draw:line>
        <draw:line draw:style-name="gr3" draw:text-style-name="P3" draw:layer="layout" svg:x1="19.501cm" svg:y1="9.16cm" svg:x2="17cm" svg:y2="3.7cm">
          <text:p/>
        </draw:line>
        <draw:line draw:style-name="gr4" draw:text-style-name="P3" draw:layer="layout" svg:x1="17cm" svg:y1="10.7cm" svg:x2="19.5cm" svg:y2="15.8cm">
          <text:p/>
        </draw:line>
        <draw:line draw:style-name="gr5" draw:text-style-name="P3" draw:layer="layout" svg:x1="17cm" svg:y1="3.798cm" svg:x2="17.001cm" svg:y2="10.601cm">
          <text:p/>
        </draw:line>
        <draw:frame draw:style-name="gr6" draw:text-style-name="P4" draw:layer="layout" svg:width="0.9cm" svg:height="1.119cm" svg:x="5.2cm" svg:y="16.681cm">
          <draw:text-box>
            <text:p><text:span text:style-name="T1">θ</text:span></text:p>
          </draw:text-box>
        </draw:frame>
        <draw:ellipse draw:style-name="gr7" draw:text-style-name="P5" draw:layer="layout" svg:width="1.561cm" svg:height="1.491cm" svg:x="3.539cm" svg:y="16.58cm" draw:kind="arc" draw:start-angle="309.48" draw:end-angle="76.61">
          <text:p/>
        </draw:ellipse>
        <draw:frame draw:style-name="gr6" draw:text-style-name="P4" draw:layer="layout" svg:width="3cm" svg:height="1.119cm" svg:x="20.1cm" svg:y="6.281cm">
          <draw:text-box>
            <text:p><text:span text:style-name="T1">m [kg]</text:span></text:p>
          </draw:text-box>
        </draw:frame>
        <draw:frame draw:style-name="gr8" draw:text-style-name="P4" draw:layer="layout" svg:width="8.4cm" svg:height="1.919cm" svg:x="16.9cm" svg:y="15.781cm">
          <draw:text-box>
            <text:p><text:span text:style-name="T1">引力 </text:span><text:span text:style-name="T1">= m</text:span><text:span text:style-name="T1">・</text:span><text:span text:style-name="T1">g</text:span></text:p>
          </draw:text-box>
        </draw:frame>
        <draw:frame draw:style-name="gr8" draw:text-style-name="P4" draw:layer="layout" svg:width="11.3cm" svg:height="1.919cm" svg:x="11.2cm" svg:y="2.1cm">
          <draw:text-box>
            <text:p><text:span text:style-name="T1">垂直抗力 </text:span><text:span text:style-name="T1">= m</text:span><text:span text:style-name="T1">・</text:span><text:span text:style-name="T1">g </text:span><text:span text:style-name="T1">・</text:span><text:span text:style-name="T1">cos θ</text:span></text:p>
          </draw:text-box>
        </draw:frame>
        <draw:frame draw:style-name="gr8" draw:text-style-name="P4" draw:layer="layout" svg:width="12cm" svg:height="1.919cm" svg:x="5.4cm" svg:y="9.481cm">
          <draw:text-box>
            <text:p><text:span text:style-name="T1">滑り落ちる力 </text:span><text:span text:style-name="T1">= m</text:span><text:span text:style-name="T1">・</text:span><text:span text:style-name="T1">g </text:span><text:span text:style-name="T1">・</text:span><text:span text:style-name="T1">sin θ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JP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2T14:34:17.232471534</meta:creation-date>
    <dc:date>2021-06-02T15:31:20.260699631</dc:date>
    <meta:editing-duration>PT53M41S</meta:editing-duration>
    <meta:editing-cycles>6</meta:editing-cycles>
    <meta:generator>LibreOffice/6.4.7.2$Linux_X86_64 LibreOffice_project/40$Build-2</meta:generator>
    <meta:document-statistic meta:object-count="13"/>
  </office:meta>
</office:document-meta>
</file>